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002cm solid #000000"/>
    </style:style>
    <style:style style:name="ce2" style:family="table-cell" style:parent-style-name="Default">
      <style:table-cell-properties fo:border-bottom="none" fo:background-color="#b2b2b2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ackground-color="#b2b2b2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ackground-color="#b2b2b2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b2b2b2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b2b2b2" fo:border-left="0.002cm solid #000000" fo:border-right="0.002cm solid #000000" fo:border-top="0.002cm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02cm solid #000000" fo:background-color="#b2b2b2" fo:border-left="0.002cm solid #000000" fo:border-right="0.002cm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b2b2b2" fo:border="none"/>
      <style:text-properties fo:font-size="9pt" style:font-size-asian="9pt" style:font-size-complex="9pt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ffff" fo:border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0" style:family="table-cell" style:parent-style-name="Default" style:data-style-name="N8011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8011">
      <style:table-cell-properties fo:border-bottom="none" fo:background-color="#b2b2b2" fo:border-left="0.002cm solid #000000" fo:border-right="none" fo:border-top="none"/>
      <style:text-properties fo:font-size="9pt" style:font-size-asian="9pt" style:font-size-complex="9pt"/>
    </style:style>
    <style:style style:name="ce22" style:family="table-cell" style:parent-style-name="Default" style:data-style-name="N8011">
      <style:table-cell-properties fo:border-bottom="0.002cm solid #000000" fo:background-color="#b2b2b2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8011">
      <style:table-cell-properties fo:border-bottom="none" fo:background-color="#b2b2b2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011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 style:data-style-name="N8011">
      <style:table-cell-properties fo:border-bottom="0.002cm solid #000000" fo:background-color="#b2b2b2" fo:border-left="0.002cm solid #000000" fo:border-right="none" fo:border-top="none"/>
      <style:text-properties fo:font-size="9pt" style:font-size-asian="9pt" style:font-size-complex="9pt"/>
    </style:style>
    <style:style style:name="ce26" style:family="table-cell" style:parent-style-name="Default" style:data-style-name="N8011">
      <style:table-cell-properties fo:background-color="#b2b2b2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8" style:family="table-cell" style:parent-style-name="Default" style:data-style-name="N8011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8011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30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8011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8011">
      <style:table-cell-properties fo:border-bottom="none" fo:background-color="#ffffff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33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fo:font-size="9pt" style:font-size-asian="9pt" style:font-size-complex="9pt"/>
    </style:style>
    <style:style style:name="ce34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 style:data-style-name="N8011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0.002cm solid #000000" fo:background-color="#b2b2b2" style:text-align-source="fix" style:repeat-content="false" fo:border-left="none" fo:border-right="none" fo:border-top="0.002cm solid #000000"/>
      <style:paragraph-properties fo:text-align="center" fo:margin-left="0cm"/>
    </style:style>
    <style:style style:name="ce37" style:family="table-cell" style:parent-style-name="Default" style:data-style-name="N8011">
      <style:table-cell-properties fo:border-bottom="none" fo:background-color="#b2b2b2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8011">
      <style:table-cell-properties fo:background-color="#b2b2b2" fo:border="none"/>
      <style:text-properties fo:font-size="9pt" style:font-size-asian="9pt" style:font-size-complex="9pt"/>
    </style:style>
    <style:style style:name="ce39" style:family="table-cell" style:parent-style-name="Default" style:data-style-name="N8011">
      <style:table-cell-properties fo:border-bottom="0.002cm solid #000000" fo:background-color="#b2b2b2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1" style:family="table-cell" style:parent-style-name="Default" style:data-style-name="N8011">
      <style:table-cell-properties fo:border-bottom="0.002cm solid #000000" fo:background-color="#b2b2b2" fo:border-left="none" fo:border-right="none" fo:border-top="none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43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011">
      <style:table-cell-properties fo:border="none"/>
      <style:text-properties fo:font-size="9pt" style:font-size-asian="9pt" style:font-size-complex="9pt"/>
    </style:style>
    <style:style style:name="ce45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7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fo:font-size="9pt" style:font-size-asian="9pt" style:font-size-complex="9pt"/>
    </style:style>
    <style:style style:name="ce48" style:family="table-cell" style:parent-style-name="Default" style:data-style-name="N8011">
      <style:table-cell-properties fo:border-bottom="none" fo:background-color="#b2b2b2" fo:border-left="none" fo:border-right="none" fo:border-top="0.002cm solid #000000"/>
      <style:text-properties fo:font-size="9pt" style:font-size-asian="9pt" style:font-size-complex="9pt"/>
    </style:style>
    <style:style style:name="ce49" style:family="table-cell" style:parent-style-name="Default" style:data-style-name="N8011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51" style:family="table-cell" style:parent-style-name="Default" style:data-style-name="N8011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fo:font-size="9pt" style:font-size-asian="9pt" style:font-size-complex="9pt"/>
    </style:style>
    <style:style style:name="ce53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4" style:family="table-cell" style:parent-style-name="Default" style:data-style-name="N8011">
      <style:table-cell-properties fo:background-color="#99ffcc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0.002cm solid #000000" fo:background-color="#b2b2b2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6" style:family="table-cell" style:parent-style-name="Default" style:data-style-name="N8011">
      <style:table-cell-properties fo:border-bottom="none" fo:background-color="#b2b2b2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8011">
      <style:table-cell-properties fo:border-bottom="none" fo:background-color="#b2b2b2" fo:border-left="none" fo:border-right="0.002cm solid #000000" fo:border-top="none"/>
      <style:text-properties fo:font-size="9pt" style:font-size-asian="9pt" style:font-size-complex="9pt"/>
    </style:style>
    <style:style style:name="ce58" style:family="table-cell" style:parent-style-name="Default" style:data-style-name="N8011">
      <style:table-cell-properties fo:border-bottom="0.002cm solid #000000" fo:background-color="#b2b2b2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8011">
      <style:table-cell-properties fo:border-bottom="none" fo:background-color="#b2b2b2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61" style:family="table-cell" style:parent-style-name="Default" style:data-style-name="N8011">
      <style:table-cell-properties fo:border-bottom="0.002cm solid #000000" fo:background-color="#b2b2b2" fo:border-left="none" fo:border-right="0.002cm solid #000000" fo:border-top="none"/>
      <style:text-properties fo:font-size="9pt" style:font-size-asian="9pt" style:font-size-complex="9pt"/>
    </style:style>
    <style:style style:name="ce62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3" style:family="table-cell" style:parent-style-name="Default" style:data-style-name="N8011">
      <style:table-cell-properties fo:border-bottom="none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8011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65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68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fo:font-size="9pt" style:font-size-asian="9pt" style:font-size-complex="9pt"/>
    </style:style>
    <style:style style:name="ce69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011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 style:data-style-name="N8011">
      <style:table-cell-properties fo:background-color="#ffffff"/>
      <style:text-properties fo:font-size="9pt" style:font-size-asian="9pt" style:font-size-complex="9pt"/>
    </style:style>
    <style:style style:name="ce78" style:family="table-cell" style:parent-style-name="Default" style:data-style-name="N8011">
      <style:table-cell-properties fo:background-color="#ffffff" fo:border="none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80" style:family="table-cell" style:parent-style-name="Default" style:data-style-name="N8011">
      <style:text-properties fo:font-size="9pt" style:font-size-asian="9pt" style:font-size-complex="9pt"/>
    </style:style>
    <style:style style:name="ce81" style:family="table-cell" style:parent-style-name="Default" style:data-style-name="N8011"/>
    <style:style style:name="ce82" style:family="table-cell" style:parent-style-name="Default">
      <style:table-cell-properties fo:background-color="#99ffcc"/>
      <style:text-properties fo:font-size="9pt" style:font-size-asian="9pt" style:font-size-complex="9pt"/>
    </style:style>
    <style:style style:name="ce8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84" style:family="table-cell" style:parent-style-name="Default" style:data-style-name="N8011">
      <style:table-cell-properties fo:background-color="#99ffcc"/>
      <style:text-properties fo:font-size="9pt" style:font-size-asian="9pt" style:font-size-complex="9pt"/>
    </style:style>
    <style:style style:name="ce85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TD</text:p>
          </table:table-cell>
          <table:table-cell office:value-type="string">
            <text:p>Time Domain: Energy(RMS), Zero-Crossing-Rate</text:p>
          </table:table-cell>
          <table:table-cell table:number-columns-repeated="15"/>
        </table:table-row>
        <table:table-row table:style-name="ro1">
          <table:table-cell office:value-type="string">
            <text:p>FD</text:p>
          </table:table-cell>
          <table:table-cell office:value-type="string">
            <text:p>Frequency-Domain: Normalized Spectral Entropy, Unnormalized Spectral Entropy, Freq of Maximum Peak</text:p>
          </table:table-cell>
          <table:table-cell table:number-columns-repeated="15"/>
        </table:table-row>
        <table:table-row table:style-name="ro1">
          <table:table-cell office:value-type="string">
            <text:p>CeD</text:p>
          </table:table-cell>
          <table:table-cell office:value-type="string">
            <text:p>Cepstral-Domain: Location of First Peak, Number Of Peaks, Magnitude of Most Dominant Peak</text:p>
          </table:table-cell>
          <table:table-cell table:number-columns-repeated="15"/>
        </table:table-row>
        <table:table-row table:style-name="ro1">
          <table:table-cell office:value-type="string">
            <text:p>CoD</text:p>
          </table:table-cell>
          <table:table-cell office:value-type="string">
            <text:p>Correlation: Magnitude of Most Dominant Peak, Number of Peak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LD_Features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9" office:value-type="string">
            <text:p>TD</text:p>
          </table:table-cell>
          <table:table-cell table:style-name="ce36" office:value-type="string">
            <text:p>FD</text:p>
          </table:table-cell>
          <table:table-cell table:style-name="ce36" office:value-type="string">
            <text:p>CeD</text:p>
          </table:table-cell>
          <table:table-cell table:style-name="ce55" office:value-type="string">
            <text:p>CoD</text:p>
          </table:table-cell>
          <table:table-cell table:style-name="ce19" office:value-type="string">
            <text:p>FD + TD</text:p>
          </table:table-cell>
          <table:table-cell table:style-name="ce36" office:value-type="string">
            <text:p>FD + CeD</text:p>
          </table:table-cell>
          <table:table-cell table:style-name="ce36" office:value-type="string">
            <text:p>FD + CoD</text:p>
          </table:table-cell>
          <table:table-cell table:style-name="ce36" office:value-type="string">
            <text:p>TD + CeD</text:p>
          </table:table-cell>
          <table:table-cell table:style-name="ce55" office:value-type="string">
            <text:p>TD + CoD</text:p>
          </table:table-cell>
          <table:table-cell table:style-name="ce74"/>
          <table:table-cell table:style-name="ce76" table:number-columns-repeated="2"/>
          <table:table-cell table:style-name="ce83" table:number-columns-repeated="2"/>
          <table:table-cell table:style-name="ce76"/>
          <table:table-cell/>
        </table:table-row>
        <table:table-row table:style-name="ro1">
          <table:table-cell table:style-name="ce2" office:value-type="string">
            <text:p>5db → 5db</text:p>
          </table:table-cell>
          <table:table-cell table:style-name="ce20" office:value-type="percentage" office:value="0.856519">
            <text:p>85.65%</text:p>
          </table:table-cell>
          <table:table-cell table:style-name="ce37" office:value-type="percentage" office:value="0.860739">
            <text:p>86.07%</text:p>
          </table:table-cell>
          <table:table-cell table:style-name="ce37" office:value-type="percentage" office:value="0.81849">
            <text:p>81.85%</text:p>
          </table:table-cell>
          <table:table-cell table:style-name="ce56" office:value-type="percentage" office:value="0.812994">
            <text:p>81.30%</text:p>
          </table:table-cell>
          <table:table-cell table:style-name="ce37" office:value-type="percentage" office:value="0.864812">
            <text:p>86.48%</text:p>
          </table:table-cell>
          <table:table-cell table:style-name="ce37" office:value-type="percentage" office:value="0.868443">
            <text:p>86.84%</text:p>
          </table:table-cell>
          <table:table-cell table:style-name="ce69" office:value-type="percentage" office:value="0.86648">
            <text:p>86.65%</text:p>
          </table:table-cell>
          <table:table-cell table:style-name="ce37" office:value-type="percentage" office:value="0.867756">
            <text:p>86.78%</text:p>
          </table:table-cell>
          <table:table-cell table:style-name="ce56" office:value-type="percentage" office:value="0.868149">
            <text:p>86.81%</text:p>
          </table:table-cell>
          <table:table-cell table:style-name="ce44" table:formula="of:=AVERAGE([.B12:.J12])" office:value-type="percentage" office:value="0.853820222222222">
            <text:p>85.38%</text:p>
          </table:table-cell>
          <table:table-cell table:style-name="ce44" table:number-columns-repeated="2"/>
          <table:table-cell table:style-name="ce78" table:number-columns-repeated="2"/>
          <table:table-cell table:style-name="ce44"/>
          <table:table-cell/>
        </table:table-row>
        <table:table-row table:style-name="ro1">
          <table:table-cell table:style-name="ce3" office:value-type="string">
            <text:p>50db → 50db</text:p>
          </table:table-cell>
          <table:table-cell table:style-name="ce21" office:value-type="percentage" office:value="0.95196">
            <text:p>95.20%</text:p>
          </table:table-cell>
          <table:table-cell table:style-name="ce38" office:value-type="percentage" office:value="0.956966">
            <text:p>95.70%</text:p>
          </table:table-cell>
          <table:table-cell table:style-name="ce38" office:value-type="percentage" office:value="0.870013">
            <text:p>87.00%</text:p>
          </table:table-cell>
          <table:table-cell table:style-name="ce57" office:value-type="percentage" office:value="0.865597">
            <text:p>86.56%</text:p>
          </table:table-cell>
          <table:table-cell table:style-name="ce38" office:value-type="percentage" office:value="0.95726">
            <text:p>95.73%</text:p>
          </table:table-cell>
          <table:table-cell table:style-name="ce38" office:value-type="percentage" office:value="0.957751">
            <text:p>95.78%</text:p>
          </table:table-cell>
          <table:table-cell table:style-name="ce38" office:value-type="percentage" office:value="0.955542">
            <text:p>95.55%</text:p>
          </table:table-cell>
          <table:table-cell table:style-name="ce38" office:value-type="percentage" office:value="0.952991">
            <text:p>95.30%</text:p>
          </table:table-cell>
          <table:table-cell table:style-name="ce57" office:value-type="percentage" office:value="0.958879">
            <text:p>95.89%</text:p>
          </table:table-cell>
          <table:table-cell table:style-name="ce44" table:formula="of:=AVERAGE([.B13:.J13])" office:value-type="percentage" office:value="0.936328777777778">
            <text:p>93.63%</text:p>
          </table:table-cell>
          <table:table-cell table:style-name="ce44" table:number-columns-repeated="5"/>
          <table:table-cell/>
        </table:table-row>
        <table:table-row table:style-name="ro1">
          <table:table-cell table:style-name="ce4" office:value-type="string">
            <text:p>All → All</text:p>
          </table:table-cell>
          <table:table-cell table:style-name="ce22"/>
          <table:table-cell table:style-name="ce39" table:number-columns-repeated="2"/>
          <table:table-cell table:style-name="ce58"/>
          <table:table-cell table:style-name="ce39" table:number-columns-repeated="2"/>
          <table:table-cell table:style-name="ce70"/>
          <table:table-cell table:style-name="ce39"/>
          <table:table-cell table:style-name="ce58"/>
          <table:table-cell table:style-name="ce44" table:formula="of:=AVERAGE([.B14:.J14])" office:value-type="percentage" office:value="0">
            <text:p>#DIV/0!</text:p>
          </table:table-cell>
          <table:table-cell table:style-name="ce77"/>
          <table:table-cell table:style-name="ce78" table:number-columns-repeated="2"/>
          <table:table-cell table:style-name="ce17" table:number-columns-repeated="3"/>
        </table:table-row>
        <table:table-row table:style-name="ro1">
          <table:table-cell table:style-name="ce5" office:value-type="string">
            <text:p>50db → 5db</text:p>
          </table:table-cell>
          <table:table-cell table:style-name="ce23" office:value-type="percentage" office:value="0.548457">
            <text:p>54.85%</text:p>
          </table:table-cell>
          <table:table-cell table:style-name="ce37" office:value-type="percentage" office:value="0.711958">
            <text:p>71.20%</text:p>
          </table:table-cell>
          <table:table-cell table:style-name="ce37" office:value-type="percentage" office:value="0.806958">
            <text:p>80.70%</text:p>
          </table:table-cell>
          <table:table-cell table:style-name="ce59" office:value-type="percentage" office:value="0.7243">
            <text:p>72.43%</text:p>
          </table:table-cell>
          <table:table-cell table:style-name="ce37" office:value-type="percentage" office:value="0.632367">
            <text:p>63.24%</text:p>
          </table:table-cell>
          <table:table-cell table:style-name="ce37" office:value-type="percentage" office:value="0.711958">
            <text:p>71.20%</text:p>
          </table:table-cell>
          <table:table-cell table:style-name="ce69" office:value-type="percentage" office:value="0.711958">
            <text:p>71.20%</text:p>
          </table:table-cell>
          <table:table-cell table:style-name="ce37" office:value-type="percentage" office:value="0.500466">
            <text:p>50.05%</text:p>
          </table:table-cell>
          <table:table-cell table:style-name="ce56" office:value-type="percentage" office:value="0.651161">
            <text:p>65.12%</text:p>
          </table:table-cell>
          <table:table-cell table:style-name="ce44" table:formula="of:=AVERAGE([.B15:.J15])" office:value-type="percentage" office:value="0.666620333333333">
            <text:p>66.66%</text:p>
          </table:table-cell>
          <table:table-cell table:style-name="ce77"/>
          <table:table-cell table:style-name="ce78" table:number-columns-repeated="2"/>
          <table:table-cell table:style-name="ce17" table:number-columns-repeated="3"/>
        </table:table-row>
        <table:table-row table:style-name="ro1">
          <table:table-cell table:style-name="ce4" office:value-type="string">
            <text:p>5db → 50db</text:p>
          </table:table-cell>
          <table:table-cell table:style-name="ce22" office:value-type="percentage" office:value="0.867216">
            <text:p>86.72%</text:p>
          </table:table-cell>
          <table:table-cell table:style-name="ce39" office:value-type="percentage" office:value="0.840179">
            <text:p>84.02%</text:p>
          </table:table-cell>
          <table:table-cell table:style-name="ce39" office:value-type="percentage" office:value="0.841896">
            <text:p>84.19%</text:p>
          </table:table-cell>
          <table:table-cell table:style-name="ce58" office:value-type="percentage" office:value="0.533785">
            <text:p>53.38%</text:p>
          </table:table-cell>
          <table:table-cell table:style-name="ce39" office:value-type="percentage" office:value="0.887188">
            <text:p>88.72%</text:p>
          </table:table-cell>
          <table:table-cell table:style-name="ce39" office:value-type="percentage" office:value="0.879238">
            <text:p>87.92%</text:p>
          </table:table-cell>
          <table:table-cell table:style-name="ce70" office:value-type="percentage" office:value="0.921537">
            <text:p>92.15%</text:p>
          </table:table-cell>
          <table:table-cell table:style-name="ce39" office:value-type="percentage" office:value="0.839982">
            <text:p>84.00%</text:p>
          </table:table-cell>
          <table:table-cell table:style-name="ce58" office:value-type="percentage" office:value="0.913784">
            <text:p>91.38%</text:p>
          </table:table-cell>
          <table:table-cell table:style-name="ce44" table:formula="of:=AVERAGE([.B16:.J16])" office:value-type="percentage" office:value="0.836089444444444">
            <text:p>83.61%</text:p>
          </table:table-cell>
          <table:table-cell table:style-name="ce78" table:number-columns-repeated="3"/>
          <table:table-cell table:style-name="ce17" table:number-columns-repeated="3"/>
        </table:table-row>
        <table:table-row table:style-name="ro1">
          <table:table-cell table:style-name="ce6" office:value-type="string">
            <text:p>All → 50db</text:p>
          </table:table-cell>
          <table:table-cell table:style-name="ce24" office:value-type="percentage" office:value="0.888316">
            <text:p>88.83%</text:p>
          </table:table-cell>
          <table:table-cell table:style-name="ce40" office:value-type="percentage" office:value="0.937239">
            <text:p>93.72%</text:p>
          </table:table-cell>
          <table:table-cell table:style-name="ce48" office:value-type="percentage" office:value="0.865989">
            <text:p>86.60%</text:p>
          </table:table-cell>
          <table:table-cell table:style-name="ce60" office:value-type="percentage" office:value="0.844693">
            <text:p>84.47%</text:p>
          </table:table-cell>
          <table:table-cell table:style-name="ce24" office:value-type="percentage" office:value="0.942097">
            <text:p>94.21%</text:p>
          </table:table-cell>
          <table:table-cell table:style-name="ce40" office:value-type="percentage" office:value="0.9261">
            <text:p>92.61%</text:p>
          </table:table-cell>
          <table:table-cell table:style-name="ce40" office:value-type="percentage" office:value="0.944698">
            <text:p>94.47%</text:p>
          </table:table-cell>
          <table:table-cell table:style-name="ce40" office:value-type="percentage" office:value="0.920752">
            <text:p>92.08%</text:p>
          </table:table-cell>
          <table:table-cell table:style-name="ce60" office:value-type="percentage" office:value="0.936945">
            <text:p>93.69%</text:p>
          </table:table-cell>
          <table:table-cell table:style-name="ce44" table:formula="of:=AVERAGE([.B17:.J17])" office:value-type="percentage" office:value="0.911869888888889">
            <text:p>91.19%</text:p>
          </table:table-cell>
          <table:table-cell table:style-name="ce34" table:number-columns-repeated="3"/>
          <table:table-cell table:style-name="ce17" table:number-columns-repeated="3"/>
        </table:table-row>
        <table:table-row table:style-name="ro1">
          <table:table-cell table:style-name="ce7" office:value-type="string">
            <text:p>All → <text:s/>5db</text:p>
          </table:table-cell>
          <table:table-cell table:style-name="ce25" office:value-type="percentage" office:value="0.847147">
            <text:p>84.71%</text:p>
          </table:table-cell>
          <table:table-cell table:style-name="ce41" office:value-type="percentage" office:value="0.844742">
            <text:p>84.47%</text:p>
          </table:table-cell>
          <table:table-cell table:style-name="ce49" office:value-type="percentage" office:value="0.818097">
            <text:p>81.81%</text:p>
          </table:table-cell>
          <table:table-cell table:style-name="ce61" office:value-type="percentage" office:value="0.785956">
            <text:p>78.60%</text:p>
          </table:table-cell>
          <table:table-cell table:style-name="ce25" office:value-type="percentage" office:value="0.839295">
            <text:p>83.93%</text:p>
          </table:table-cell>
          <table:table-cell table:style-name="ce41" office:value-type="percentage" office:value="0.852839">
            <text:p>85.28%</text:p>
          </table:table-cell>
          <table:table-cell table:style-name="ce41" office:value-type="percentage" office:value="0.856568">
            <text:p>85.66%</text:p>
          </table:table-cell>
          <table:table-cell table:style-name="ce41" office:value-type="percentage" office:value="0.84538">
            <text:p>84.54%</text:p>
          </table:table-cell>
          <table:table-cell table:style-name="ce61" office:value-type="percentage" office:value="0.843712">
            <text:p>84.37%</text:p>
          </table:table-cell>
          <table:table-cell table:style-name="ce44" table:formula="of:=AVERAGE([.B18:.J18])" office:value-type="percentage" office:value="0.837081777777778">
            <text:p>83.71%</text:p>
          </table:table-cell>
          <table:table-cell table:style-name="ce17" table:number-columns-repeated="6"/>
        </table:table-row>
        <table:table-row table:style-name="ro1">
          <table:table-cell table:style-name="ce8" table:number-columns-repeated="10"/>
          <table:table-cell table:style-name="ce17" table:number-columns-repeated="7"/>
        </table:table-row>
        <table:table-row table:style-name="ro1">
          <table:table-cell table:style-name="ce8" office:value-type="string">
            <text:p>Model –&gt; accuracy</text:p>
          </table:table-cell>
          <table:table-cell table:style-name="ce8" table:number-columns-repeated="9"/>
          <table:table-cell table:style-name="ce17" table:number-columns-repeated="7"/>
        </table:table-row>
        <table:table-row table:style-name="ro1">
          <table:table-cell table:style-name="ce9" office:value-type="string">
            <text:p>all</text:p>
          </table:table-cell>
          <table:table-cell table:style-name="ce26" table:formula="of:=AVERAGE([.B17:.B18])" office:value-type="percentage" office:value="0.8677315">
            <text:p>86.77%</text:p>
          </table:table-cell>
          <table:table-cell table:style-name="ce26" table:formula="of:=AVERAGE([.C17:.C18])" office:value-type="percentage" office:value="0.8909905">
            <text:p>89.10%</text:p>
          </table:table-cell>
          <table:table-cell table:style-name="ce26" table:formula="of:=AVERAGE([.D17:.D18])" office:value-type="percentage" office:value="0.842043">
            <text:p>84.20%</text:p>
          </table:table-cell>
          <table:table-cell table:style-name="ce26" table:formula="of:=AVERAGE([.E17:.E18])" office:value-type="percentage" office:value="0.8153245">
            <text:p>81.53%</text:p>
          </table:table-cell>
          <table:table-cell table:style-name="ce26" table:formula="of:=AVERAGE([.F17:.F18])" office:value-type="percentage" office:value="0.890696">
            <text:p>89.07%</text:p>
          </table:table-cell>
          <table:table-cell table:style-name="ce26" table:formula="of:=AVERAGE([.G17:.G18])" office:value-type="percentage" office:value="0.8894695">
            <text:p>88.95%</text:p>
          </table:table-cell>
          <table:table-cell table:style-name="ce26" table:formula="of:=AVERAGE([.H17:.H18])" office:value-type="percentage" office:value="0.900633">
            <text:p>90.06%</text:p>
          </table:table-cell>
          <table:table-cell table:style-name="ce26" table:formula="of:=AVERAGE([.I17:.I18])" office:value-type="percentage" office:value="0.883066">
            <text:p>88.31%</text:p>
          </table:table-cell>
          <table:table-cell table:style-name="ce26" table:formula="of:=AVERAGE([.J17:.J18])" office:value-type="percentage" office:value="0.8903285">
            <text:p>89.03%</text:p>
          </table:table-cell>
          <table:table-cell table:style-name="ce75"/>
          <table:table-cell table:style-name="ce79" table:number-columns-repeated="2"/>
          <table:table-cell table:style-name="ce83" table:number-columns-repeated="2"/>
          <table:table-cell table:style-name="ce17" table:number-columns-repeated="2"/>
        </table:table-row>
        <table:table-row table:style-name="ro1">
          <table:table-cell table:style-name="ce9" office:value-type="string">
            <text:p>5db</text:p>
          </table:table-cell>
          <table:table-cell table:style-name="ce26" table:formula="of:=AVERAGE([.B12];[.B16])" office:value-type="percentage" office:value="0.8618675">
            <text:p>86.19%</text:p>
          </table:table-cell>
          <table:table-cell table:style-name="ce26" table:formula="of:=AVERAGE([.C12];[.C16])" office:value-type="percentage" office:value="0.850459">
            <text:p>85.05%</text:p>
          </table:table-cell>
          <table:table-cell table:style-name="ce26" table:formula="of:=AVERAGE([.D12];[.D16])" office:value-type="percentage" office:value="0.830193">
            <text:p>83.02%</text:p>
          </table:table-cell>
          <table:table-cell table:style-name="ce26" table:formula="of:=AVERAGE([.E12];[.E16])" office:value-type="percentage" office:value="0.6733895">
            <text:p>67.34%</text:p>
          </table:table-cell>
          <table:table-cell table:style-name="ce26" table:formula="of:=AVERAGE([.F12];[.F16])" office:value-type="percentage" office:value="0.876">
            <text:p>87.60%</text:p>
          </table:table-cell>
          <table:table-cell table:style-name="ce26" table:formula="of:=AVERAGE([.G12];[.G16])" office:value-type="percentage" office:value="0.8738405">
            <text:p>87.38%</text:p>
          </table:table-cell>
          <table:table-cell table:style-name="ce26" table:formula="of:=AVERAGE([.H12];[.H16])" office:value-type="percentage" office:value="0.8940085">
            <text:p>89.40%</text:p>
          </table:table-cell>
          <table:table-cell table:style-name="ce26" table:formula="of:=AVERAGE([.I12];[.I16])" office:value-type="percentage" office:value="0.853869">
            <text:p>85.39%</text:p>
          </table:table-cell>
          <table:table-cell table:style-name="ce26" table:formula="of:=AVERAGE([.J12];[.J16])" office:value-type="percentage" office:value="0.8909665">
            <text:p>89.10%</text:p>
          </table:table-cell>
          <table:table-cell table:style-name="ce75"/>
          <table:table-cell table:style-name="ce34" table:number-columns-repeated="2"/>
          <table:table-cell table:style-name="ce78"/>
          <table:table-cell table:style-name="ce77"/>
          <table:table-cell table:style-name="ce17" table:number-columns-repeated="2"/>
        </table:table-row>
        <table:table-row table:style-name="ro1">
          <table:table-cell table:style-name="ce9" office:value-type="string">
            <text:p>50db</text:p>
          </table:table-cell>
          <table:table-cell table:style-name="ce26" table:formula="of:=AVERAGE([.B13];[.B15])" office:value-type="percentage" office:value="0.7502085">
            <text:p>75.02%</text:p>
          </table:table-cell>
          <table:table-cell table:style-name="ce26" table:formula="of:=AVERAGE([.C13];[.C15])" office:value-type="percentage" office:value="0.834462">
            <text:p>83.45%</text:p>
          </table:table-cell>
          <table:table-cell table:style-name="ce26" table:formula="of:=AVERAGE([.D13];[.D15])" office:value-type="percentage" office:value="0.8384855">
            <text:p>83.85%</text:p>
          </table:table-cell>
          <table:table-cell table:style-name="ce26" table:formula="of:=AVERAGE([.E13];[.E15])" office:value-type="percentage" office:value="0.7949485">
            <text:p>79.49%</text:p>
          </table:table-cell>
          <table:table-cell table:style-name="ce26" table:formula="of:=AVERAGE([.F13];[.F15])" office:value-type="percentage" office:value="0.7948135">
            <text:p>79.48%</text:p>
          </table:table-cell>
          <table:table-cell table:style-name="ce26" table:formula="of:=AVERAGE([.G13];[.G15])" office:value-type="percentage" office:value="0.8348545">
            <text:p>83.49%</text:p>
          </table:table-cell>
          <table:table-cell table:style-name="ce26" table:formula="of:=AVERAGE([.H13];[.H15])" office:value-type="percentage" office:value="0.83375">
            <text:p>83.38%</text:p>
          </table:table-cell>
          <table:table-cell table:style-name="ce26" table:formula="of:=AVERAGE([.I13];[.I15])" office:value-type="percentage" office:value="0.7267285">
            <text:p>72.67%</text:p>
          </table:table-cell>
          <table:table-cell table:style-name="ce26" table:formula="of:=AVERAGE([.J13];[.J15])" office:value-type="percentage" office:value="0.80502">
            <text:p>80.50%</text:p>
          </table:table-cell>
          <table:table-cell table:style-name="ce75"/>
          <table:table-cell table:style-name="ce34" table:number-columns-repeated="2"/>
          <table:table-cell table:style-name="ce78"/>
          <table:table-cell table:style-name="ce77"/>
          <table:table-cell table:style-name="ce17" table:number-columns-repeated="2"/>
        </table:table-row>
        <table:table-row table:style-name="ro1">
          <table:table-cell/>
          <table:table-cell table:formula="of:=AVERAGE([.B21:.B23])" office:value-type="percentage" office:value="0.8266025">
            <text:p>82,66%</text:p>
          </table:table-cell>
          <table:table-cell table:formula="of:=AVERAGE([.C21:.C23])" office:value-type="percentage" office:value="0.858637166666667">
            <text:p>85,86%</text:p>
          </table:table-cell>
          <table:table-cell table:formula="of:=AVERAGE([.D21:.D23])" office:value-type="percentage" office:value="0.836907166666667">
            <text:p>83,69%</text:p>
          </table:table-cell>
          <table:table-cell table:formula="of:=AVERAGE([.E21:.E23])" office:value-type="percentage" office:value="0.761220833333333">
            <text:p>76,12%</text:p>
          </table:table-cell>
          <table:table-cell table:formula="of:=AVERAGE([.F21:.F23])" office:value-type="percentage" office:value="0.8538365">
            <text:p>85,38%</text:p>
          </table:table-cell>
          <table:table-cell table:formula="of:=AVERAGE([.G21:.G23])" office:value-type="percentage" office:value="0.866054833333333">
            <text:p>86,61%</text:p>
          </table:table-cell>
          <table:table-cell table:formula="of:=AVERAGE([.H21:.H23])" office:value-type="percentage" office:value="0.8761305">
            <text:p>87,61%</text:p>
          </table:table-cell>
          <table:table-cell table:formula="of:=AVERAGE([.I21:.I23])" office:value-type="percentage" office:value="0.821221166666667">
            <text:p>82,12%</text:p>
          </table:table-cell>
          <table:table-cell table:formula="of:=AVERAGE([.J21:.J23])" office:value-type="percentage" office:value="0.862105">
            <text:p>86,21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NEW: WITH MINS!!!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0"/>
          <table:table-cell table:style-name="ce80" table:number-columns-repeated="3"/>
          <table:table-cell table:style-name="ce44" table:number-columns-repeated="2"/>
          <table:table-cell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2" office:value-type="string">
            <text:p>FD</text:p>
          </table:table-cell>
          <table:table-cell table:style-name="ce50" office:value-type="string">
            <text:p>CeD</text:p>
          </table:table-cell>
          <table:table-cell table:style-name="ce62" office:value-type="string">
            <text:p>CoD</text:p>
          </table:table-cell>
          <table:table-cell table:style-name="ce27" office:value-type="string">
            <text:p>FD + TD</text:p>
          </table:table-cell>
          <table:table-cell table:style-name="ce50" office:value-type="string">
            <text:p>FD + CeD</text:p>
          </table:table-cell>
          <table:table-cell table:style-name="ce42" office:value-type="string">
            <text:p>FD + CoD</text:p>
          </table:table-cell>
          <table:table-cell table:style-name="ce50" office:value-type="string">
            <text:p>TD + CeD</text:p>
          </table:table-cell>
          <table:table-cell table:style-name="ce62" office:value-type="string">
            <text:p>TD + CoD</text:p>
          </table:table-cell>
          <table:table-cell table:style-name="ce74"/>
          <table:table-cell table:style-name="ce80" table:number-columns-repeated="3"/>
          <table:table-cell table:style-name="ce44" table:number-columns-repeated="2"/>
          <table:table-cell/>
        </table:table-row>
        <table:table-row table:style-name="ro1">
          <table:table-cell table:style-name="ce11" office:value-type="string">
            <text:p>5db → 5db</text:p>
          </table:table-cell>
          <table:table-cell table:style-name="ce28" office:value-type="percentage" office:value="0.859561">
            <text:p>85.96%</text:p>
          </table:table-cell>
          <table:table-cell table:style-name="ce43" office:value-type="percentage" office:value="0.862113">
            <text:p>86.21%</text:p>
          </table:table-cell>
          <table:table-cell table:style-name="ce51" office:value-type="percentage" office:value="0.818539">
            <text:p>81.85%</text:p>
          </table:table-cell>
          <table:table-cell table:style-name="ce63" office:value-type="percentage" office:value="0.82428">
            <text:p>82.43%</text:p>
          </table:table-cell>
          <table:table-cell table:style-name="ce51" office:value-type="percentage" office:value="0.865597">
            <text:p>86.56%</text:p>
          </table:table-cell>
          <table:table-cell table:style-name="ce51" office:value-type="percentage" office:value="0.871338">
            <text:p>87.13%</text:p>
          </table:table-cell>
          <table:table-cell table:style-name="ce71" office:value-type="percentage" office:value="0.876687">
            <text:p>87.67%</text:p>
          </table:table-cell>
          <table:table-cell table:style-name="ce51" office:value-type="percentage" office:value="0.866676">
            <text:p>86.67%</text:p>
          </table:table-cell>
          <table:table-cell table:style-name="ce63" office:value-type="percentage" office:value="0.872074">
            <text:p>87.21%</text:p>
          </table:table-cell>
          <table:table-cell table:style-name="ce44" table:formula="of:=AVERAGE([.B31:.J31])" office:value-type="percentage" office:value="0.857429444444444">
            <text:p>85.74%</text:p>
          </table:table-cell>
          <table:table-cell table:style-name="ce44" table:number-columns-repeated="5"/>
          <table:table-cell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4" office:value-type="percentage" office:value="0.946563">
            <text:p>94.66%</text:p>
          </table:table-cell>
          <table:table-cell table:style-name="ce44" office:value-type="percentage" office:value="0.867314">
            <text:p>86.73%</text:p>
          </table:table-cell>
          <table:table-cell table:style-name="ce64" office:value-type="percentage" office:value="0.867854">
            <text:p>86.79%</text:p>
          </table:table-cell>
          <table:table-cell table:style-name="ce44" office:value-type="percentage" office:value="0.956966">
            <text:p>95.70%</text:p>
          </table:table-cell>
          <table:table-cell table:style-name="ce44" office:value-type="percentage" office:value="0.947495">
            <text:p>94.75%</text:p>
          </table:table-cell>
          <table:table-cell table:style-name="ce44" office:value-type="percentage" office:value="0.950979">
            <text:p>95.10%</text:p>
          </table:table-cell>
          <table:table-cell table:style-name="ce44" office:value-type="percentage" office:value="0.953727">
            <text:p>95.37%</text:p>
          </table:table-cell>
          <table:table-cell table:style-name="ce64" office:value-type="percentage" office:value="0.958928">
            <text:p>95.89%</text:p>
          </table:table-cell>
          <table:table-cell table:style-name="ce44" table:formula="of:=AVERAGE([.B32:.J32])" office:value-type="percentage" office:value="0.933646333333333">
            <text:p>93.36%</text:p>
          </table:table-cell>
          <table:table-cell table:style-name="ce44" table:number-columns-repeated="5"/>
          <table:table-cell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5" table:number-columns-repeated="2"/>
          <table:table-cell table:style-name="ce65"/>
          <table:table-cell table:style-name="ce45" table:number-columns-repeated="2"/>
          <table:table-cell table:style-name="ce72"/>
          <table:table-cell table:style-name="ce45"/>
          <table:table-cell table:style-name="ce65"/>
          <table:table-cell table:style-name="ce44" table:formula="of:=AVERAGE([.B33:.J33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5db</text:p>
          </table:table-cell>
          <table:table-cell table:style-name="ce31" office:value-type="percentage" office:value="0.650817">
            <text:p>65.08%</text:p>
          </table:table-cell>
          <table:table-cell table:style-name="ce43" office:value-type="percentage" office:value="0.77045">
            <text:p>77.05%</text:p>
          </table:table-cell>
          <table:table-cell table:style-name="ce43" office:value-type="percentage" office:value="0.799647">
            <text:p>79.96%</text:p>
          </table:table-cell>
          <table:table-cell table:style-name="ce66" office:value-type="percentage" office:value="0.725256">
            <text:p>72.53%</text:p>
          </table:table-cell>
          <table:table-cell table:style-name="ce43" office:value-type="percentage" office:value="0.628098">
            <text:p>62.81%</text:p>
          </table:table-cell>
          <table:table-cell table:style-name="ce43" office:value-type="percentage" office:value="0.77045">
            <text:p>77.05%</text:p>
          </table:table-cell>
          <table:table-cell table:style-name="ce71" office:value-type="percentage" office:value="0.771677">
            <text:p>77.17%</text:p>
          </table:table-cell>
          <table:table-cell table:style-name="ce43" office:value-type="percentage" office:value="0.650817">
            <text:p>65.08%</text:p>
          </table:table-cell>
          <table:table-cell table:style-name="ce73" office:value-type="percentage" office:value="0.651161">
            <text:p>65.12%</text:p>
          </table:table-cell>
          <table:table-cell table:style-name="ce44" table:formula="of:=AVERAGE([.B34:.J34])" office:value-type="percentage" office:value="0.713152555555556">
            <text:p>71.32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5db → 50db</text:p>
          </table:table-cell>
          <table:table-cell table:style-name="ce30" office:value-type="percentage" office:value="0.852937">
            <text:p>85.29%</text:p>
          </table:table-cell>
          <table:table-cell table:style-name="ce45" office:value-type="percentage" office:value="0.872172">
            <text:p>87.22%</text:p>
          </table:table-cell>
          <table:table-cell table:style-name="ce45" office:value-type="percentage" office:value="0.841896">
            <text:p>84.19%</text:p>
          </table:table-cell>
          <table:table-cell table:style-name="ce65" office:value-type="percentage" office:value="0.772167">
            <text:p>77.22%</text:p>
          </table:table-cell>
          <table:table-cell table:style-name="ce45" office:value-type="percentage" office:value="0.837774">
            <text:p>83.78%</text:p>
          </table:table-cell>
          <table:table-cell table:style-name="ce45" office:value-type="percentage" office:value="0.881741">
            <text:p>88.17%</text:p>
          </table:table-cell>
          <table:table-cell table:style-name="ce72" office:value-type="percentage" office:value="0.896511">
            <text:p>89.65%</text:p>
          </table:table-cell>
          <table:table-cell table:style-name="ce45" office:value-type="percentage" office:value="0.855636">
            <text:p>85.56%</text:p>
          </table:table-cell>
          <table:table-cell table:style-name="ce65" office:value-type="percentage" office:value="0.913293">
            <text:p>91.33%</text:p>
          </table:table-cell>
          <table:table-cell table:style-name="ce44" table:formula="of:=AVERAGE([.B35:.J35])" office:value-type="percentage" office:value="0.858236333333333">
            <text:p>85.82%</text:p>
          </table:table-cell>
          <table:table-cell table:style-name="ce81" table:number-columns-repeated="5"/>
          <table:table-cell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2735">
            <text:p>94.27%</text:p>
          </table:table-cell>
          <table:table-cell table:style-name="ce46" office:value-type="percentage" office:value="0.925757">
            <text:p>92.58%</text:p>
          </table:table-cell>
          <table:table-cell table:style-name="ce52" office:value-type="percentage" office:value="0.865989">
            <text:p>86.60%</text:p>
          </table:table-cell>
          <table:table-cell table:style-name="ce67" office:value-type="percentage" office:value="0.858433">
            <text:p>85.84%</text:p>
          </table:table-cell>
          <table:table-cell table:style-name="ce32" office:value-type="percentage" office:value="0.929094">
            <text:p>92.91%</text:p>
          </table:table-cell>
          <table:table-cell table:style-name="ce46" office:value-type="percentage" office:value="0.92085">
            <text:p>92.09%</text:p>
          </table:table-cell>
          <table:table-cell table:style-name="ce46" office:value-type="percentage" office:value="0.941263">
            <text:p>94.13%</text:p>
          </table:table-cell>
          <table:table-cell table:style-name="ce46" office:value-type="percentage" office:value="0.934295">
            <text:p>93.43%</text:p>
          </table:table-cell>
          <table:table-cell table:style-name="ce67" office:value-type="percentage" office:value="0.956426">
            <text:p>95.64%</text:p>
          </table:table-cell>
          <table:table-cell table:style-name="ce44" table:formula="of:=AVERAGE([.B36:.J36])" office:value-type="percentage" office:value="0.919426888888889">
            <text:p>91.94%</text:p>
          </table:table-cell>
          <table:table-cell table:style-name="ce80" table:number-columns-repeated="5"/>
          <table:table-cell/>
        </table:table-row>
        <table:table-row table:style-name="ro1">
          <table:table-cell table:style-name="ce16" office:value-type="string">
            <text:p>All → <text:s/>5db</text:p>
          </table:table-cell>
          <table:table-cell table:style-name="ce33" office:value-type="percentage" office:value="0.838854">
            <text:p>83.89%</text:p>
          </table:table-cell>
          <table:table-cell table:style-name="ce47" office:value-type="percentage" office:value="0.852397">
            <text:p>85.24%</text:p>
          </table:table-cell>
          <table:table-cell table:style-name="ce53" office:value-type="percentage" office:value="0.818097">
            <text:p>81.81%</text:p>
          </table:table-cell>
          <table:table-cell table:style-name="ce68" office:value-type="percentage" office:value="0.765249">
            <text:p>76.52%</text:p>
          </table:table-cell>
          <table:table-cell table:style-name="ce33" office:value-type="percentage" office:value="0.855636">
            <text:p>85.56%</text:p>
          </table:table-cell>
          <table:table-cell table:style-name="ce47" office:value-type="percentage" office:value="0.865646">
            <text:p>86.56%</text:p>
          </table:table-cell>
          <table:table-cell table:style-name="ce47" office:value-type="percentage" office:value="0.861279">
            <text:p>86.13%</text:p>
          </table:table-cell>
          <table:table-cell table:style-name="ce47" office:value-type="percentage" office:value="0.84646">
            <text:p>84.65%</text:p>
          </table:table-cell>
          <table:table-cell table:style-name="ce68" office:value-type="percentage" office:value="0.836596">
            <text:p>83.66%</text:p>
          </table:table-cell>
          <table:table-cell table:style-name="ce44" table:formula="of:=AVERAGE([.B37:.J37])" office:value-type="percentage" office:value="0.837801555555556">
            <text:p>83.78%</text:p>
          </table:table-cell>
          <table:table-cell table:style-name="ce80" table:number-columns-repeated="3"/>
          <table:table-cell table:style-name="ce84"/>
          <table:table-cell table:style-name="ce81"/>
          <table:table-cell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style-name="ce82" table:number-columns-repeated="3"/>
          <table:table-cell table:style-name="ce85"/>
          <table:table-cell table:number-columns-repeated="2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36:.B37])" office:value-type="percentage" office:value="0.8907945">
            <text:p>89.08%</text:p>
          </table:table-cell>
          <table:table-cell table:style-name="ce34" table:formula="of:=AVERAGE([.C36:.C37])" office:value-type="percentage" office:value="0.889077">
            <text:p>88.91%</text:p>
          </table:table-cell>
          <table:table-cell table:style-name="ce34" table:formula="of:=AVERAGE([.D36:.D37])" office:value-type="percentage" office:value="0.842043">
            <text:p>84.20%</text:p>
          </table:table-cell>
          <table:table-cell table:style-name="ce34" table:formula="of:=AVERAGE([.E36:.E37])" office:value-type="percentage" office:value="0.811841">
            <text:p>81.18%</text:p>
          </table:table-cell>
          <table:table-cell table:style-name="ce34" table:formula="of:=AVERAGE([.F36:.F37])" office:value-type="percentage" office:value="0.892365">
            <text:p>89.24%</text:p>
          </table:table-cell>
          <table:table-cell table:style-name="ce34" table:formula="of:=AVERAGE([.G36:.G37])" office:value-type="percentage" office:value="0.893248">
            <text:p>89.32%</text:p>
          </table:table-cell>
          <table:table-cell table:style-name="ce34" table:formula="of:=AVERAGE([.H36:.H37])" office:value-type="percentage" office:value="0.901271">
            <text:p>90.13%</text:p>
          </table:table-cell>
          <table:table-cell table:style-name="ce34" table:formula="of:=AVERAGE([.I36:.I37])" office:value-type="percentage" office:value="0.8903775">
            <text:p>89.04%</text:p>
          </table:table-cell>
          <table:table-cell table:style-name="ce34" table:formula="of:=AVERAGE([.J36:.J37])" office:value-type="percentage" office:value="0.896511">
            <text:p>89.65%</text:p>
          </table:table-cell>
          <table:table-cell table:style-name="ce75"/>
          <table:table-cell table:number-columns-repeated="6"/>
        </table:table-row>
        <table:table-row table:style-name="ro1">
          <table:table-cell table:style-name="ce18" office:value-type="string">
            <text:p>5db</text:p>
          </table:table-cell>
          <table:table-cell table:style-name="ce34" table:formula="of:=AVERAGE([.B31];[.B35])" office:value-type="percentage" office:value="0.856249">
            <text:p>85.62%</text:p>
          </table:table-cell>
          <table:table-cell table:style-name="ce34" table:formula="of:=AVERAGE([.C31];[.C35])" office:value-type="percentage" office:value="0.8671425">
            <text:p>86.71%</text:p>
          </table:table-cell>
          <table:table-cell table:style-name="ce34" table:formula="of:=AVERAGE([.D31];[.D35])" office:value-type="percentage" office:value="0.8302175">
            <text:p>83.02%</text:p>
          </table:table-cell>
          <table:table-cell table:style-name="ce34" table:formula="of:=AVERAGE([.E31];[.E35])" office:value-type="percentage" office:value="0.7982235">
            <text:p>79.82%</text:p>
          </table:table-cell>
          <table:table-cell table:style-name="ce34" table:formula="of:=AVERAGE([.F31];[.F35])" office:value-type="percentage" office:value="0.8516855">
            <text:p>85.17%</text:p>
          </table:table-cell>
          <table:table-cell table:style-name="ce34" table:formula="of:=AVERAGE([.G31];[.G35])" office:value-type="percentage" office:value="0.8765395">
            <text:p>87.65%</text:p>
          </table:table-cell>
          <table:table-cell table:style-name="ce34" table:formula="of:=AVERAGE([.H31];[.H35])" office:value-type="percentage" office:value="0.886599">
            <text:p>88.66%</text:p>
          </table:table-cell>
          <table:table-cell table:style-name="ce34" table:formula="of:=AVERAGE([.I31];[.I35])" office:value-type="percentage" office:value="0.861156">
            <text:p>86.12%</text:p>
          </table:table-cell>
          <table:table-cell table:style-name="ce34" table:formula="of:=AVERAGE([.J31];[.J35])" office:value-type="percentage" office:value="0.8926835">
            <text:p>89.27%</text:p>
          </table:table-cell>
          <table:table-cell table:style-name="ce75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32];[.B34])" office:value-type="percentage" office:value="0.801904">
            <text:p>80.19%</text:p>
          </table:table-cell>
          <table:table-cell table:style-name="ce34" table:formula="of:=AVERAGE([.C32];[.C34])" office:value-type="percentage" office:value="0.8585065">
            <text:p>85.85%</text:p>
          </table:table-cell>
          <table:table-cell table:style-name="ce34" table:formula="of:=AVERAGE([.D32];[.D34])" office:value-type="percentage" office:value="0.8334805">
            <text:p>83.35%</text:p>
          </table:table-cell>
          <table:table-cell table:style-name="ce34" table:formula="of:=AVERAGE([.E32];[.E34])" office:value-type="percentage" office:value="0.796555">
            <text:p>79.66%</text:p>
          </table:table-cell>
          <table:table-cell table:style-name="ce34" table:formula="of:=AVERAGE([.F32];[.F34])" office:value-type="percentage" office:value="0.792532">
            <text:p>79.25%</text:p>
          </table:table-cell>
          <table:table-cell table:style-name="ce34" table:formula="of:=AVERAGE([.G32];[.G34])" office:value-type="percentage" office:value="0.8589725">
            <text:p>85.90%</text:p>
          </table:table-cell>
          <table:table-cell table:style-name="ce34" table:formula="of:=AVERAGE([.H32];[.H34])" office:value-type="percentage" office:value="0.861328">
            <text:p>86.13%</text:p>
          </table:table-cell>
          <table:table-cell table:style-name="ce34" table:formula="of:=AVERAGE([.I32];[.I34])" office:value-type="percentage" office:value="0.802272">
            <text:p>80.23%</text:p>
          </table:table-cell>
          <table:table-cell table:style-name="ce34" table:formula="of:=AVERAGE([.J32];[.J34])" office:value-type="percentage" office:value="0.8050445">
            <text:p>80.50%</text:p>
          </table:table-cell>
          <table:table-cell table:style-name="ce75"/>
          <table:table-cell table:number-columns-repeated="6"/>
        </table:table-row>
        <table:table-row table:style-name="ro1">
          <table:table-cell/>
          <table:table-cell table:formula="of:=AVERAGE([.B40:.B42])" office:value-type="percentage" office:value="0.849649166666667">
            <text:p>84,96%</text:p>
          </table:table-cell>
          <table:table-cell table:formula="of:=AVERAGE([.C40:.C42])" office:value-type="percentage" office:value="0.871575333333333">
            <text:p>87,16%</text:p>
          </table:table-cell>
          <table:table-cell table:formula="of:=AVERAGE([.D40:.D42])" office:value-type="percentage" office:value="0.835247">
            <text:p>83,52%</text:p>
          </table:table-cell>
          <table:table-cell table:formula="of:=AVERAGE([.E40:.E42])" office:value-type="percentage" office:value="0.8022065">
            <text:p>80,22%</text:p>
          </table:table-cell>
          <table:table-cell table:formula="of:=AVERAGE([.F40:.F42])" office:value-type="percentage" office:value="0.8455275">
            <text:p>84,55%</text:p>
          </table:table-cell>
          <table:table-cell table:formula="of:=AVERAGE([.G40:.G42])" office:value-type="percentage" office:value="0.876253333333333">
            <text:p>87,63%</text:p>
          </table:table-cell>
          <table:table-cell table:formula="of:=AVERAGE([.H40:.H42])" office:value-type="percentage" office:value="0.883066">
            <text:p>88,31%</text:p>
          </table:table-cell>
          <table:table-cell table:formula="of:=AVERAGE([.I40:.I42])" office:value-type="percentage" office:value="0.8512685">
            <text:p>85,13%</text:p>
          </table:table-cell>
          <table:table-cell table:formula="of:=AVERAGE([.J40:.J42])" office:value-type="percentage" office:value="0.864746333333333">
            <text:p>86,47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NEW: WITH MINS!!!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2" office:value-type="string">
            <text:p>FD</text:p>
          </table:table-cell>
          <table:table-cell table:style-name="ce50" office:value-type="string">
            <text:p>CeD</text:p>
          </table:table-cell>
          <table:table-cell table:style-name="ce62" office:value-type="string">
            <text:p>CoD</text:p>
          </table:table-cell>
          <table:table-cell table:style-name="ce27" office:value-type="string">
            <text:p>FD + TD</text:p>
          </table:table-cell>
          <table:table-cell table:style-name="ce50" office:value-type="string">
            <text:p>FD + CeD</text:p>
          </table:table-cell>
          <table:table-cell table:style-name="ce42" office:value-type="string">
            <text:p>FD + CoD</text:p>
          </table:table-cell>
          <table:table-cell table:style-name="ce50" office:value-type="string">
            <text:p>TD + CeD</text:p>
          </table:table-cell>
          <table:table-cell table:style-name="ce62" office:value-type="string">
            <text:p>TD + CoD</text:p>
          </table:table-cell>
          <table:table-cell table:style-name="ce74"/>
          <table:table-cell table:number-columns-repeated="6"/>
        </table:table-row>
        <table:table-row table:style-name="ro1">
          <table:table-cell table:style-name="ce11" office:value-type="string">
            <text:p>0db → 0db</text:p>
          </table:table-cell>
          <table:table-cell table:style-name="ce28" office:value-type="percentage" office:value="0.797488">
            <text:p>79.75%</text:p>
          </table:table-cell>
          <table:table-cell table:style-name="ce43" office:value-type="percentage" office:value="0.797095">
            <text:p>79.71%</text:p>
          </table:table-cell>
          <table:table-cell table:style-name="ce51" office:value-type="percentage" office:value="0.775553">
            <text:p>77.56%</text:p>
          </table:table-cell>
          <table:table-cell table:style-name="ce63" office:value-type="percentage" office:value="0.760243">
            <text:p>76.02%</text:p>
          </table:table-cell>
          <table:table-cell table:style-name="ce51" office:value-type="percentage" office:value="0.798567">
            <text:p>79.86%</text:p>
          </table:table-cell>
          <table:table-cell table:style-name="ce51" office:value-type="percentage" office:value="0.806762">
            <text:p>80.68%</text:p>
          </table:table-cell>
          <table:table-cell table:style-name="ce71" office:value-type="percentage" office:value="0.79209">
            <text:p>79.21%</text:p>
          </table:table-cell>
          <table:table-cell table:style-name="ce51" office:value-type="percentage" office:value="0.803572">
            <text:p>80.36%</text:p>
          </table:table-cell>
          <table:table-cell table:style-name="ce63" office:value-type="percentage" office:value="0.808627">
            <text:p>80.86%</text:p>
          </table:table-cell>
          <table:table-cell table:style-name="ce44" table:formula="of:=AVERAGE([.B50:.J50])" office:value-type="percentage" office:value="0.793333">
            <text:p>79.33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4" office:value-type="percentage" office:value="0.946563">
            <text:p>94.66%</text:p>
          </table:table-cell>
          <table:table-cell table:style-name="ce44" office:value-type="percentage" office:value="0.867314">
            <text:p>86.73%</text:p>
          </table:table-cell>
          <table:table-cell table:style-name="ce64" office:value-type="percentage" office:value="0.867854">
            <text:p>86.79%</text:p>
          </table:table-cell>
          <table:table-cell table:style-name="ce44" office:value-type="percentage" office:value="0.956966">
            <text:p>95.70%</text:p>
          </table:table-cell>
          <table:table-cell table:style-name="ce44" office:value-type="percentage" office:value="0.947495">
            <text:p>94.75%</text:p>
          </table:table-cell>
          <table:table-cell table:style-name="ce44" office:value-type="percentage" office:value="0.950979">
            <text:p>95.10%</text:p>
          </table:table-cell>
          <table:table-cell table:style-name="ce44" office:value-type="percentage" office:value="0.953727">
            <text:p>95.37%</text:p>
          </table:table-cell>
          <table:table-cell table:style-name="ce64" office:value-type="percentage" office:value="0.958928">
            <text:p>95.89%</text:p>
          </table:table-cell>
          <table:table-cell table:style-name="ce44" table:formula="of:=AVERAGE([.B51:.J51])" office:value-type="percentage" office:value="0.933646333333333">
            <text:p>93.36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5" table:number-columns-repeated="2"/>
          <table:table-cell table:style-name="ce65"/>
          <table:table-cell table:style-name="ce45" table:number-columns-repeated="2"/>
          <table:table-cell table:style-name="ce72"/>
          <table:table-cell table:style-name="ce45"/>
          <table:table-cell table:style-name="ce65"/>
          <table:table-cell table:style-name="ce44" table:formula="of:=AVERAGE([.B52:.J52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0db</text:p>
          </table:table-cell>
          <table:table-cell table:style-name="ce35" office:value-type="percentage" office:value="0.53192">
            <text:p>53.19%</text:p>
          </table:table-cell>
          <table:table-cell table:style-name="ce35" office:value-type="percentage" office:value="0.599588">
            <text:p>59.96%</text:p>
          </table:table-cell>
          <table:table-cell table:style-name="ce35" office:value-type="percentage" office:value="0.752638">
            <text:p>75.26%</text:p>
          </table:table-cell>
          <table:table-cell table:style-name="ce35" office:value-type="percentage" office:value="0.6174">
            <text:p>61.74%</text:p>
          </table:table-cell>
          <table:table-cell table:style-name="ce35" office:value-type="percentage" office:value="0.519604">
            <text:p>51.96%</text:p>
          </table:table-cell>
          <table:table-cell table:number-columns-repeated="2" table:style-name="ce35" office:value-type="percentage" office:value="0.599588">
            <text:p>59.96%</text:p>
          </table:table-cell>
          <table:table-cell table:style-name="ce35" office:value-type="percentage" office:value="0.53192">
            <text:p>53.19%</text:p>
          </table:table-cell>
          <table:table-cell table:style-name="ce35" office:value-type="percentage" office:value="0.522989">
            <text:p>52.30%</text:p>
          </table:table-cell>
          <table:table-cell table:style-name="ce44" table:formula="of:=AVERAGE([.B54:.J54])" office:value-type="percentage" office:value="0.754027888888889">
            <text:p>75.40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0db → 50db</text:p>
          </table:table-cell>
          <table:table-cell table:style-name="ce30" office:value-type="percentage" office:value="0.754159">
            <text:p>75.42%</text:p>
          </table:table-cell>
          <table:table-cell table:style-name="ce45" office:value-type="percentage" office:value="0.481574">
            <text:p>48.16%</text:p>
          </table:table-cell>
          <table:table-cell table:style-name="ce45" office:value-type="percentage" office:value="0.853231">
            <text:p>85.32%</text:p>
          </table:table-cell>
          <table:table-cell table:style-name="ce65" office:value-type="percentage" office:value="0.597429">
            <text:p>59.74%</text:p>
          </table:table-cell>
          <table:table-cell table:style-name="ce45" office:value-type="percentage" office:value="0.788753">
            <text:p>78.88%</text:p>
          </table:table-cell>
          <table:table-cell table:style-name="ce45" office:value-type="percentage" office:value="0.89867">
            <text:p>89.87%</text:p>
          </table:table-cell>
          <table:table-cell table:style-name="ce72" office:value-type="percentage" office:value="0.81741">
            <text:p>81.74%</text:p>
          </table:table-cell>
          <table:table-cell table:style-name="ce45" office:value-type="percentage" office:value="0.815055">
            <text:p>81.51%</text:p>
          </table:table-cell>
          <table:table-cell table:style-name="ce65" office:value-type="percentage" office:value="0.77997">
            <text:p>78.00%</text:p>
          </table:table-cell>
          <table:table-cell table:style-name="ce44" table:formula="of:=AVERAGE([.B54:.J54])" office:value-type="percentage" office:value="0.754027888888889">
            <text:p>75.40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3864">
            <text:p>94.39%</text:p>
          </table:table-cell>
          <table:table-cell table:style-name="ce46" office:value-type="percentage" office:value="0.929143">
            <text:p>92.91%</text:p>
          </table:table-cell>
          <table:table-cell table:style-name="ce52" office:value-type="percentage" office:value="0.856421">
            <text:p>85.64%</text:p>
          </table:table-cell>
          <table:table-cell table:style-name="ce67" office:value-type="percentage" office:value="0.825801">
            <text:p>82.58%</text:p>
          </table:table-cell>
          <table:table-cell table:style-name="ce32" office:value-type="percentage" office:value="0.931694">
            <text:p>93.17%</text:p>
          </table:table-cell>
          <table:table-cell table:style-name="ce46" office:value-type="percentage" office:value="0.910692">
            <text:p>91.07%</text:p>
          </table:table-cell>
          <table:table-cell table:style-name="ce46" office:value-type="percentage" office:value="0.935277">
            <text:p>93.53%</text:p>
          </table:table-cell>
          <table:table-cell table:style-name="ce46" office:value-type="percentage" office:value="0.932774">
            <text:p>93.28%</text:p>
          </table:table-cell>
          <table:table-cell table:style-name="ce67" office:value-type="percentage" office:value="0.955542">
            <text:p>95.55%</text:p>
          </table:table-cell>
          <table:table-cell table:style-name="ce44" table:formula="of:=AVERAGE([.B55:.J55])" office:value-type="percentage" office:value="0.913467555555556">
            <text:p>91.35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0db</text:p>
          </table:table-cell>
          <table:table-cell table:style-name="ce33" office:value-type="percentage" office:value="0.751116">
            <text:p>75.11%</text:p>
          </table:table-cell>
          <table:table-cell table:style-name="ce47" office:value-type="percentage" office:value="0.751509">
            <text:p>75.15%</text:p>
          </table:table-cell>
          <table:table-cell table:style-name="ce53" office:value-type="percentage" office:value="0.778252">
            <text:p>77.83%</text:p>
          </table:table-cell>
          <table:table-cell table:style-name="ce68" office:value-type="percentage" office:value="0.732715">
            <text:p>73.27%</text:p>
          </table:table-cell>
          <table:table-cell table:style-name="ce33" office:value-type="percentage" office:value="0.757005">
            <text:p>75.70%</text:p>
          </table:table-cell>
          <table:table-cell table:style-name="ce47" office:value-type="percentage" office:value="0.805143">
            <text:p>80.51%</text:p>
          </table:table-cell>
          <table:table-cell table:style-name="ce47" office:value-type="percentage" office:value="0.785122">
            <text:p>78.51%</text:p>
          </table:table-cell>
          <table:table-cell table:style-name="ce47" office:value-type="percentage" office:value="0.791795">
            <text:p>79.18%</text:p>
          </table:table-cell>
          <table:table-cell table:style-name="ce68" office:value-type="percentage" office:value="0.766132">
            <text:p>76.61%</text:p>
          </table:table-cell>
          <table:table-cell table:style-name="ce44" table:formula="of:=AVERAGE([.B56:.J56])" office:value-type="percentage" office:value="0.768754333333333">
            <text:p>76.88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55:.B56])" office:value-type="percentage" office:value="0.84749">
            <text:p>84.75%</text:p>
          </table:table-cell>
          <table:table-cell table:style-name="ce34" table:formula="of:=AVERAGE([.C55:.C56])" office:value-type="percentage" office:value="0.840326">
            <text:p>84.03%</text:p>
          </table:table-cell>
          <table:table-cell table:style-name="ce34" table:formula="of:=AVERAGE([.D55:.D56])" office:value-type="percentage" office:value="0.8173365">
            <text:p>81.73%</text:p>
          </table:table-cell>
          <table:table-cell table:style-name="ce34" table:formula="of:=AVERAGE([.E55:.E56])" office:value-type="percentage" office:value="0.779258">
            <text:p>77.93%</text:p>
          </table:table-cell>
          <table:table-cell table:style-name="ce34" table:formula="of:=AVERAGE([.F55:.F56])" office:value-type="percentage" office:value="0.8443495">
            <text:p>84.43%</text:p>
          </table:table-cell>
          <table:table-cell table:style-name="ce34" table:formula="of:=AVERAGE([.G55:.G56])" office:value-type="percentage" office:value="0.8579175">
            <text:p>85.79%</text:p>
          </table:table-cell>
          <table:table-cell table:style-name="ce34" table:formula="of:=AVERAGE([.H55:.H56])" office:value-type="percentage" office:value="0.8601995">
            <text:p>86.02%</text:p>
          </table:table-cell>
          <table:table-cell table:style-name="ce34" table:formula="of:=AVERAGE([.I55:.I56])" office:value-type="percentage" office:value="0.8622845">
            <text:p>86.23%</text:p>
          </table:table-cell>
          <table:table-cell table:style-name="ce34" table:formula="of:=AVERAGE([.J55:.J56])" office:value-type="percentage" office:value="0.860837">
            <text:p>86.08%</text:p>
          </table:table-cell>
          <table:table-cell table:style-name="ce75"/>
          <table:table-cell table:number-columns-repeated="6"/>
        </table:table-row>
        <table:table-row table:style-name="ro1">
          <table:table-cell table:style-name="ce18" office:value-type="string">
            <text:p>0db</text:p>
          </table:table-cell>
          <table:table-cell table:style-name="ce34" table:formula="of:=AVERAGE([.B50];[.B54])" office:value-type="percentage" office:value="0.7758235">
            <text:p>77.58%</text:p>
          </table:table-cell>
          <table:table-cell table:style-name="ce34" table:formula="of:=AVERAGE([.C50];[.C54])" office:value-type="percentage" office:value="0.6393345">
            <text:p>63.93%</text:p>
          </table:table-cell>
          <table:table-cell table:style-name="ce34" table:formula="of:=AVERAGE([.D50];[.D54])" office:value-type="percentage" office:value="0.814392">
            <text:p>81.44%</text:p>
          </table:table-cell>
          <table:table-cell table:style-name="ce34" table:formula="of:=AVERAGE([.E50];[.E54])" office:value-type="percentage" office:value="0.678836">
            <text:p>67.88%</text:p>
          </table:table-cell>
          <table:table-cell table:style-name="ce34" table:formula="of:=AVERAGE([.F50];[.F54])" office:value-type="percentage" office:value="0.79366">
            <text:p>79.37%</text:p>
          </table:table-cell>
          <table:table-cell table:style-name="ce34" table:formula="of:=AVERAGE([.G50];[.G54])" office:value-type="percentage" office:value="0.852716">
            <text:p>85.27%</text:p>
          </table:table-cell>
          <table:table-cell table:style-name="ce34" table:formula="of:=AVERAGE([.H50];[.H54])" office:value-type="percentage" office:value="0.80475">
            <text:p>80.48%</text:p>
          </table:table-cell>
          <table:table-cell table:style-name="ce34" table:formula="of:=AVERAGE([.I50];[.I54])" office:value-type="percentage" office:value="0.8093135">
            <text:p>80.93%</text:p>
          </table:table-cell>
          <table:table-cell table:style-name="ce34" table:formula="of:=AVERAGE([.J50];[.J54])" office:value-type="percentage" office:value="0.7942985">
            <text:p>79.43%</text:p>
          </table:table-cell>
          <table:table-cell table:style-name="ce75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51];[.B53])" office:value-type="percentage" office:value="0.7424555">
            <text:p>74.25%</text:p>
          </table:table-cell>
          <table:table-cell table:style-name="ce34" table:formula="of:=AVERAGE([.C51];[.C53])" office:value-type="percentage" office:value="0.7730755">
            <text:p>77.31%</text:p>
          </table:table-cell>
          <table:table-cell table:style-name="ce34" table:formula="of:=AVERAGE([.D51];[.D53])" office:value-type="percentage" office:value="0.809976">
            <text:p>81.00%</text:p>
          </table:table-cell>
          <table:table-cell table:style-name="ce34" table:formula="of:=AVERAGE([.E51];[.E53])" office:value-type="percentage" office:value="0.742627">
            <text:p>74.26%</text:p>
          </table:table-cell>
          <table:table-cell table:style-name="ce34" table:formula="of:=AVERAGE([.F51];[.F53])" office:value-type="percentage" office:value="0.738285">
            <text:p>73.83%</text:p>
          </table:table-cell>
          <table:table-cell table:style-name="ce34" table:formula="of:=AVERAGE([.G51];[.G53])" office:value-type="percentage" office:value="0.7735415">
            <text:p>77.35%</text:p>
          </table:table-cell>
          <table:table-cell table:style-name="ce34" table:formula="of:=AVERAGE([.H51];[.H53])" office:value-type="percentage" office:value="0.7752835">
            <text:p>77.53%</text:p>
          </table:table-cell>
          <table:table-cell table:style-name="ce34" table:formula="of:=AVERAGE([.I51];[.I53])" office:value-type="percentage" office:value="0.7428235">
            <text:p>74.28%</text:p>
          </table:table-cell>
          <table:table-cell table:style-name="ce34" table:formula="of:=AVERAGE([.J51];[.J53])" office:value-type="percentage" office:value="0.7409585">
            <text:p>74.10%</text:p>
          </table:table-cell>
          <table:table-cell table:style-name="ce75"/>
          <table:table-cell table:number-columns-repeated="6"/>
        </table:table-row>
        <table:table-row table:style-name="ro1">
          <table:table-cell/>
          <table:table-cell table:formula="of:=AVERAGE([.B59:.B61])" office:value-type="percentage" office:value="0.788589666666667">
            <text:p>78,86%</text:p>
          </table:table-cell>
          <table:table-cell table:formula="of:=AVERAGE([.C59:.C61])" office:value-type="percentage" office:value="0.750912">
            <text:p>75,09%</text:p>
          </table:table-cell>
          <table:table-cell table:formula="of:=AVERAGE([.D59:.D61])" office:value-type="percentage" office:value="0.8139015">
            <text:p>81,39%</text:p>
          </table:table-cell>
          <table:table-cell table:formula="of:=AVERAGE([.E59:.E61])" office:value-type="percentage" office:value="0.733573666666667">
            <text:p>73,36%</text:p>
          </table:table-cell>
          <table:table-cell table:formula="of:=AVERAGE([.F59:.F61])" office:value-type="percentage" office:value="0.792098166666667">
            <text:p>79,21%</text:p>
          </table:table-cell>
          <table:table-cell table:formula="of:=AVERAGE([.G59:.G61])" office:value-type="percentage" office:value="0.828058333333333">
            <text:p>82,81%</text:p>
          </table:table-cell>
          <table:table-cell table:formula="of:=AVERAGE([.H59:.H61])" office:value-type="percentage" office:value="0.813411">
            <text:p>81,34%</text:p>
          </table:table-cell>
          <table:table-cell table:formula="of:=AVERAGE([.I59:.I61])" office:value-type="percentage" office:value="0.804807166666667">
            <text:p>80,48%</text:p>
          </table:table-cell>
          <table:table-cell table:formula="of:=AVERAGE([.J59:.J61])" office:value-type="percentage" office:value="0.798698">
            <text:p>79,87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MINS+REFORMED TEST-SET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2" office:value-type="string">
            <text:p>FD</text:p>
          </table:table-cell>
          <table:table-cell table:style-name="ce50" office:value-type="string">
            <text:p>CeD</text:p>
          </table:table-cell>
          <table:table-cell table:style-name="ce62" office:value-type="string">
            <text:p>CoD</text:p>
          </table:table-cell>
          <table:table-cell table:style-name="ce27" office:value-type="string">
            <text:p>TD+FD</text:p>
          </table:table-cell>
          <table:table-cell table:style-name="ce50" office:value-type="string">
            <text:p>FD + CeD</text:p>
          </table:table-cell>
          <table:table-cell table:style-name="ce42" office:value-type="string">
            <text:p>FD + CoD</text:p>
          </table:table-cell>
          <table:table-cell table:style-name="ce50" office:value-type="string">
            <text:p>TD + CeD</text:p>
          </table:table-cell>
          <table:table-cell table:style-name="ce62" office:value-type="string">
            <text:p>TD + CoD</text:p>
          </table:table-cell>
          <table:table-cell table:style-name="ce74"/>
          <table:table-cell table:number-columns-repeated="6"/>
        </table:table-row>
        <table:table-row table:style-name="ro1">
          <table:table-cell table:style-name="ce11" office:value-type="string">
            <text:p>3db → 3db</text:p>
          </table:table-cell>
          <table:table-cell table:style-name="ce28" office:value-type="percentage" office:value="0.840571">
            <text:p>84.06%</text:p>
          </table:table-cell>
          <table:table-cell table:style-name="ce43" office:value-type="percentage" office:value="0.855341">
            <text:p>85.53%</text:p>
          </table:table-cell>
          <table:table-cell table:style-name="ce51" office:value-type="percentage" office:value="0.89234">
            <text:p>89.23%</text:p>
          </table:table-cell>
          <table:table-cell table:style-name="ce63" office:value-type="percentage" office:value="0.81638">
            <text:p>81.64%</text:p>
          </table:table-cell>
          <table:table-cell table:style-name="ce51" office:value-type="percentage" office:value="0.860543">
            <text:p>86.05%</text:p>
          </table:table-cell>
          <table:table-cell table:style-name="ce51" office:value-type="percentage" office:value="0.894499">
            <text:p>89.45%</text:p>
          </table:table-cell>
          <table:table-cell table:style-name="ce71" office:value-type="percentage" office:value="0.859954">
            <text:p>86.00%</text:p>
          </table:table-cell>
          <table:table-cell table:style-name="ce51" office:value-type="percentage" office:value="0.895383">
            <text:p>89.54%</text:p>
          </table:table-cell>
          <table:table-cell table:style-name="ce63" office:value-type="percentage" office:value="0.863978">
            <text:p>86.40%</text:p>
          </table:table-cell>
          <table:table-cell table:style-name="ce44" table:formula="of:=AVERAGE([.B69:.J69])" office:value-type="percentage" office:value="0.864332111111111">
            <text:p>86.43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4" office:value-type="percentage" office:value="0.95726">
            <text:p>95.73%</text:p>
          </table:table-cell>
          <table:table-cell table:style-name="ce44" office:value-type="percentage" office:value="0.950635">
            <text:p>95.06%</text:p>
          </table:table-cell>
          <table:table-cell table:style-name="ce64" office:value-type="percentage" office:value="0.872957">
            <text:p>87.30%</text:p>
          </table:table-cell>
          <table:table-cell table:style-name="ce44" office:value-type="percentage" office:value="0.955837">
            <text:p>95.58%</text:p>
          </table:table-cell>
          <table:table-cell table:style-name="ce44" office:value-type="percentage" office:value="0.959812">
            <text:p>95.98%</text:p>
          </table:table-cell>
          <table:table-cell table:style-name="ce44" office:value-type="percentage" office:value="0.958241">
            <text:p>95.82%</text:p>
          </table:table-cell>
          <table:table-cell table:style-name="ce44" office:value-type="percentage" office:value="0.956279">
            <text:p>95.63%</text:p>
          </table:table-cell>
          <table:table-cell table:style-name="ce64" office:value-type="percentage" office:value="0.961578">
            <text:p>96.16%</text:p>
          </table:table-cell>
          <table:table-cell table:style-name="ce44" table:formula="of:=AVERAGE([.B70:.J70])" office:value-type="percentage" office:value="0.947287777777778">
            <text:p>94.73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5" table:number-columns-repeated="2"/>
          <table:table-cell table:style-name="ce65"/>
          <table:table-cell table:style-name="ce45" table:number-columns-repeated="2"/>
          <table:table-cell table:style-name="ce72"/>
          <table:table-cell table:style-name="ce45"/>
          <table:table-cell table:style-name="ce65"/>
          <table:table-cell table:style-name="ce44" table:formula="of:=AVERAGE([.B71:.J71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3db</text:p>
          </table:table-cell>
          <table:table-cell table:style-name="ce35" office:value-type="percentage" office:value="0.598705">
            <text:p>59.87%</text:p>
          </table:table-cell>
          <table:table-cell table:style-name="ce35" office:value-type="percentage" office:value="0.71029">
            <text:p>71.03%</text:p>
          </table:table-cell>
          <table:table-cell table:style-name="ce35" office:value-type="percentage" office:value="0.87865">
            <text:p>87.87%</text:p>
          </table:table-cell>
          <table:table-cell table:style-name="ce35" office:value-type="percentage" office:value="0.75622">
            <text:p>75.62%</text:p>
          </table:table-cell>
          <table:table-cell table:style-name="ce35" office:value-type="percentage" office:value="0.734678">
            <text:p>73.47%</text:p>
          </table:table-cell>
          <table:table-cell table:style-name="ce35" office:value-type="percentage" office:value="0.710584">
            <text:p>71.06%</text:p>
          </table:table-cell>
          <table:table-cell table:style-name="ce35" office:value-type="percentage" office:value="0.70872">
            <text:p>70.87%</text:p>
          </table:table-cell>
          <table:table-cell table:style-name="ce35" office:value-type="percentage" office:value="0.837529">
            <text:p>83.75%</text:p>
          </table:table-cell>
          <table:table-cell table:style-name="ce35" office:value-type="percentage" office:value="0.581334">
            <text:p>58.13%</text:p>
          </table:table-cell>
          <table:table-cell table:style-name="ce44" table:formula="of:=AVERAGE([.B73:.J73])" office:value-type="percentage" office:value="0.812535888888889">
            <text:p>81.25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3db → 50db</text:p>
          </table:table-cell>
          <table:table-cell table:style-name="ce30" office:value-type="percentage" office:value="0.512881">
            <text:p>51.29%</text:p>
          </table:table-cell>
          <table:table-cell table:style-name="ce45" office:value-type="percentage" office:value="0.904264">
            <text:p>90.43%</text:p>
          </table:table-cell>
          <table:table-cell table:style-name="ce45" office:value-type="percentage" office:value="0.94514">
            <text:p>94.51%</text:p>
          </table:table-cell>
          <table:table-cell table:style-name="ce65" office:value-type="percentage" office:value="0.605133">
            <text:p>60.51%</text:p>
          </table:table-cell>
          <table:table-cell table:style-name="ce45" office:value-type="percentage" office:value="0.861966">
            <text:p>86.20%</text:p>
          </table:table-cell>
          <table:table-cell table:style-name="ce45" office:value-type="percentage" office:value="0.946857">
            <text:p>94.69%</text:p>
          </table:table-cell>
          <table:table-cell table:style-name="ce72" office:value-type="percentage" office:value="0.839933">
            <text:p>83.99%</text:p>
          </table:table-cell>
          <table:table-cell table:style-name="ce45" office:value-type="percentage" office:value="0.946808">
            <text:p>94.68%</text:p>
          </table:table-cell>
          <table:table-cell table:style-name="ce65" office:value-type="percentage" office:value="0.749841">
            <text:p>74.98%</text:p>
          </table:table-cell>
          <table:table-cell table:style-name="ce44" table:formula="of:=AVERAGE([.B73:.J73])" office:value-type="percentage" office:value="0.812535888888889">
            <text:p>81.25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4551">
            <text:p>94.46%</text:p>
          </table:table-cell>
          <table:table-cell table:style-name="ce46" office:value-type="percentage" office:value="0.933853">
            <text:p>93.39%</text:p>
          </table:table-cell>
          <table:table-cell table:style-name="ce52" office:value-type="percentage" office:value="0.950341">
            <text:p>95.03%</text:p>
          </table:table-cell>
          <table:table-cell table:style-name="ce67" office:value-type="percentage" office:value="0.847588">
            <text:p>84.76%</text:p>
          </table:table-cell>
          <table:table-cell table:style-name="ce32" office:value-type="percentage" office:value="0.94671">
            <text:p>94.67%</text:p>
          </table:table-cell>
          <table:table-cell table:style-name="ce46" office:value-type="percentage" office:value="0.956966">
            <text:p>95.70%</text:p>
          </table:table-cell>
          <table:table-cell table:style-name="ce46" office:value-type="percentage" office:value="0.951617">
            <text:p>95.16%</text:p>
          </table:table-cell>
          <table:table-cell table:style-name="ce46" office:value-type="percentage" office:value="0.95093">
            <text:p>95.09%</text:p>
          </table:table-cell>
          <table:table-cell table:style-name="ce67" office:value-type="percentage" office:value="0.958094">
            <text:p>95.81%</text:p>
          </table:table-cell>
          <table:table-cell table:style-name="ce44" table:formula="of:=AVERAGE([.B74:.J74])" office:value-type="percentage" office:value="0.93785">
            <text:p>93.79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3db</text:p>
          </table:table-cell>
          <table:table-cell table:style-name="ce33" office:value-type="percentage" office:value="0.796457">
            <text:p>79.65%</text:p>
          </table:table-cell>
          <table:table-cell table:style-name="ce47" office:value-type="percentage" office:value="0.840767">
            <text:p>84.08%</text:p>
          </table:table-cell>
          <table:table-cell table:style-name="ce53" office:value-type="percentage" office:value="0.891751">
            <text:p>89.18%</text:p>
          </table:table-cell>
          <table:table-cell table:style-name="ce68" office:value-type="percentage" office:value="0.785367">
            <text:p>78.54%</text:p>
          </table:table-cell>
          <table:table-cell table:style-name="ce33" office:value-type="percentage" office:value="0.834683">
            <text:p>83.47%</text:p>
          </table:table-cell>
          <table:table-cell table:style-name="ce47" office:value-type="percentage" office:value="0.884931">
            <text:p>88.49%</text:p>
          </table:table-cell>
          <table:table-cell table:style-name="ce47" office:value-type="percentage" office:value="0.820747">
            <text:p>82.07%</text:p>
          </table:table-cell>
          <table:table-cell table:style-name="ce47" office:value-type="percentage" office:value="0.896462">
            <text:p>89.65%</text:p>
          </table:table-cell>
          <table:table-cell table:style-name="ce68" office:value-type="percentage" office:value="0.818784">
            <text:p>81.88%</text:p>
          </table:table-cell>
          <table:table-cell table:style-name="ce44" table:formula="of:=AVERAGE([.B75:.J75])" office:value-type="percentage" office:value="0.841105444444444">
            <text:p>84.11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74:.B75])" office:value-type="percentage" office:value="0.870504">
            <text:p>87.05%</text:p>
          </table:table-cell>
          <table:table-cell table:style-name="ce34" table:formula="of:=AVERAGE([.C74:.C75])" office:value-type="percentage" office:value="0.88731">
            <text:p>88.73%</text:p>
          </table:table-cell>
          <table:table-cell table:style-name="ce54" table:formula="of:=AVERAGE([.D74:.D75])" office:value-type="percentage" office:value="0.921046">
            <text:p>92.10%</text:p>
          </table:table-cell>
          <table:table-cell table:style-name="ce34" table:formula="of:=AVERAGE([.E74:.E75])" office:value-type="percentage" office:value="0.8164775">
            <text:p>81.65%</text:p>
          </table:table-cell>
          <table:table-cell table:style-name="ce34" table:formula="of:=AVERAGE([.F74:.F75])" office:value-type="percentage" office:value="0.8906965">
            <text:p>89.07%</text:p>
          </table:table-cell>
          <table:table-cell table:style-name="ce34" table:formula="of:=AVERAGE([.G74:.G75])" office:value-type="percentage" office:value="0.9209485">
            <text:p>92.09%</text:p>
          </table:table-cell>
          <table:table-cell table:style-name="ce34" table:formula="of:=AVERAGE([.H74:.H75])" office:value-type="percentage" office:value="0.886182">
            <text:p>88.62%</text:p>
          </table:table-cell>
          <table:table-cell table:style-name="ce34" table:formula="of:=AVERAGE([.I74:.I75])" office:value-type="percentage" office:value="0.923696">
            <text:p>92.37%</text:p>
          </table:table-cell>
          <table:table-cell table:style-name="ce34" table:formula="of:=AVERAGE([.J74:.J75])" office:value-type="percentage" office:value="0.888439">
            <text:p>88.84%</text:p>
          </table:table-cell>
          <table:table-cell table:style-name="ce75"/>
          <table:table-cell table:number-columns-repeated="6"/>
        </table:table-row>
        <table:table-row table:style-name="ro1">
          <table:table-cell table:style-name="ce18" office:value-type="string">
            <text:p>3db</text:p>
          </table:table-cell>
          <table:table-cell table:style-name="ce34" table:formula="of:=AVERAGE([.B69];[.B73])" office:value-type="percentage" office:value="0.676726">
            <text:p>67.67%</text:p>
          </table:table-cell>
          <table:table-cell table:style-name="ce34" table:formula="of:=AVERAGE([.C69];[.C73])" office:value-type="percentage" office:value="0.8798025">
            <text:p>87.98%</text:p>
          </table:table-cell>
          <table:table-cell table:style-name="ce34" table:formula="of:=AVERAGE([.D69];[.D73])" office:value-type="percentage" office:value="0.91874">
            <text:p>91.87%</text:p>
          </table:table-cell>
          <table:table-cell table:style-name="ce34" table:formula="of:=AVERAGE([.E69];[.E73])" office:value-type="percentage" office:value="0.7107565">
            <text:p>71.08%</text:p>
          </table:table-cell>
          <table:table-cell table:style-name="ce34" table:formula="of:=AVERAGE([.F69];[.F73])" office:value-type="percentage" office:value="0.8612545">
            <text:p>86.13%</text:p>
          </table:table-cell>
          <table:table-cell table:style-name="ce34" table:formula="of:=AVERAGE([.G69];[.G73])" office:value-type="percentage" office:value="0.920678">
            <text:p>92.07%</text:p>
          </table:table-cell>
          <table:table-cell table:style-name="ce34" table:formula="of:=AVERAGE([.H69];[.H73])" office:value-type="percentage" office:value="0.8499435">
            <text:p>84.99%</text:p>
          </table:table-cell>
          <table:table-cell table:style-name="ce34" table:formula="of:=AVERAGE([.I69];[.I73])" office:value-type="percentage" office:value="0.9210955">
            <text:p>92.11%</text:p>
          </table:table-cell>
          <table:table-cell table:style-name="ce34" table:formula="of:=AVERAGE([.J69];[.J73])" office:value-type="percentage" office:value="0.8069095">
            <text:p>80.69%</text:p>
          </table:table-cell>
          <table:table-cell table:style-name="ce75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70];[.B72])" office:value-type="percentage" office:value="0.775848">
            <text:p>77.58%</text:p>
          </table:table-cell>
          <table:table-cell table:style-name="ce34" table:formula="of:=AVERAGE([.C70];[.C72])" office:value-type="percentage" office:value="0.833775">
            <text:p>83.38%</text:p>
          </table:table-cell>
          <table:table-cell table:style-name="ce34" table:formula="of:=AVERAGE([.D70];[.D72])" office:value-type="percentage" office:value="0.9146425">
            <text:p>91.46%</text:p>
          </table:table-cell>
          <table:table-cell table:style-name="ce34" table:formula="of:=AVERAGE([.E70];[.E72])" office:value-type="percentage" office:value="0.8145885">
            <text:p>81.46%</text:p>
          </table:table-cell>
          <table:table-cell table:style-name="ce34" table:formula="of:=AVERAGE([.F70];[.F72])" office:value-type="percentage" office:value="0.8452575">
            <text:p>84.53%</text:p>
          </table:table-cell>
          <table:table-cell table:style-name="ce34" table:formula="of:=AVERAGE([.G70];[.G72])" office:value-type="percentage" office:value="0.835198">
            <text:p>83.52%</text:p>
          </table:table-cell>
          <table:table-cell table:style-name="ce34" table:formula="of:=AVERAGE([.H70];[.H72])" office:value-type="percentage" office:value="0.8334805">
            <text:p>83.35%</text:p>
          </table:table-cell>
          <table:table-cell table:style-name="ce34" table:formula="of:=AVERAGE([.I70];[.I72])" office:value-type="percentage" office:value="0.896904">
            <text:p>89.69%</text:p>
          </table:table-cell>
          <table:table-cell table:style-name="ce34" table:formula="of:=AVERAGE([.J70];[.J72])" office:value-type="percentage" office:value="0.771456">
            <text:p>77.15%</text:p>
          </table:table-cell>
          <table:table-cell table:style-name="ce75"/>
          <table:table-cell table:number-columns-repeated="6"/>
        </table:table-row>
        <table:table-row table:style-name="ro1">
          <table:table-cell/>
          <table:table-cell table:formula="of:=AVERAGE([.B78:.B80])" office:value-type="percentage" office:value="0.774359333333333">
            <text:p>77,44%</text:p>
          </table:table-cell>
          <table:table-cell table:formula="of:=AVERAGE([.C78:.C80])" office:value-type="percentage" office:value="0.8669625">
            <text:p>86,70%</text:p>
          </table:table-cell>
          <table:table-cell table:formula="of:=AVERAGE([.D78:.D80])" office:value-type="percentage" office:value="0.918142833333333">
            <text:p>91,81%</text:p>
          </table:table-cell>
          <table:table-cell table:formula="of:=AVERAGE([.E78:.E80])" office:value-type="percentage" office:value="0.7806075">
            <text:p>78,06%</text:p>
          </table:table-cell>
          <table:table-cell table:formula="of:=AVERAGE([.F78:.F80])" office:value-type="percentage" office:value="0.865736166666667">
            <text:p>86,57%</text:p>
          </table:table-cell>
          <table:table-cell table:formula="of:=AVERAGE([.G78:.G80])" office:value-type="percentage" office:value="0.892274833333333">
            <text:p>89,23%</text:p>
          </table:table-cell>
          <table:table-cell table:formula="of:=AVERAGE([.H78:.H80])" office:value-type="percentage" office:value="0.856535333333333">
            <text:p>85,65%</text:p>
          </table:table-cell>
          <table:table-cell table:formula="of:=AVERAGE([.I78:.I80])" office:value-type="percentage" office:value="0.9138985">
            <text:p>91,39%</text:p>
          </table:table-cell>
          <table:table-cell table:formula="of:=AVERAGE([.J78:.J80])" office:value-type="percentage" office:value="0.822268166666666">
            <text:p>82,23%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26.11.2016</text:date>, <text:time>17:38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z Anders</meta:initial-creator>
    <meta:creation-date>2016-11-15T12:06:34</meta:creation-date>
    <dc:date>2016-11-26T17:38:55</dc:date>
    <dc:creator>Franz Anders</dc:creator>
    <meta:editing-duration>P2DT15H20M54S</meta:editing-duration>
    <meta:editing-cycles>20</meta:editing-cycles>
    <meta:generator>OpenOffice/4.1.1$Unix OpenOffice.org_project/411m6$Build-9775</meta:generator>
    <meta:document-statistic meta:table-count="3" meta:cell-count="484" meta:object-count="0"/>
  </office:meta>
</office:document-meta>
</file>